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51pt solid #000000"/>
    </style:style>
    <style:style style:name="P4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</style:style>
    <style:style style:name="P6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7" style:family="paragraph" style:parent-style-name="List_20_Paragraph" style:list-style-name="WWNum4">
      <style:paragraph-properties fo:margin-top="0in" fo:margin-bottom="0in" style:contextual-spacing="true" fo:line-height="100%"/>
    </style:style>
    <style:style style:name="P8" style:family="paragraph" style:parent-style-name="Standard">
      <style:paragraph-properties fo:margin-left="0.0138in" fo:margin-top="0in" fo:margin-bottom="0in" style:contextual-spacing="false" fo:line-height="100%">
        <style:tab-stops>
          <style:tab-stop style:position="7.5in" style:type="right"/>
        </style:tab-stops>
      </style:paragraph-properties>
    </style:style>
    <style:style style:name="P9" style:family="paragraph" style:parent-style-name="List_20_Paragraph" style:list-style-name="WWNum6">
      <style:paragraph-properties fo:margin-top="0in" fo:margin-bottom="0in" style:contextual-spacing="true" fo:line-height="100%">
        <style:tab-stops>
          <style:tab-stop style:position="8.5in" style:type="right"/>
        </style:tab-stops>
      </style:paragraph-properties>
    </style:style>
    <style:style style:name="P10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9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tyle="italic" style:font-style-asian="italic" style:font-name-complex="Times New Roman1" style:font-style-complex="italic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style:font-name-complex="Times New Roman1" style:font-weight-complex="bold"/>
    </style:style>
    <style:style style:name="T7" style:family="text">
      <style:text-properties style:font-name="Times New Roman" fo:font-style="italic" style:font-style-asian="italic" style:font-name-complex="Times New Roman1" style:font-style-complex="italic" style:font-weight-complex="bold"/>
    </style:style>
    <style:style style:name="T8" style:family="text">
      <style:text-properties style:font-name="Times New Roman" fo:font-style="italic" style:font-style-asian="italic" style:font-name-complex="Times New Roman1"/>
    </style:style>
    <style:style style:name="T9" style:family="text">
      <style:text-properties style:font-name="Times New Roman" fo:font-style="italic" style:font-style-asian="italic" style:font-name-complex="Times New Roman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rica Engineer, E.I.T.</text:span><text:span text:style-name="T1"/></text:p>
      <text:p text:style-name="P1" loext:marker-style-name="T2"><text:span text:style-name="T2">555-555-5555 • EricaE@uofga.edu • issuu.com/eengineersample</text:span><text:span text:style-name="T2"/></text:p>
      <text:p text:style-name="P2" loext:marker-style-name="T2"/>
      <text:p text:style-name="P3" loext:marker-style-name="T3"><text:span text:style-name="T3">SUMMARY OF QUALIFICATIONS</text:span><text:span text:style-name="T3"/></text:p>
      <text:list text:style-name="WWNum1">
        <text:list-item>
          <text:p text:style-name="P4" loext:marker-style-name="T2"><text:span text:style-name="T2">Experienced in designing solutions that require integration of environmental and human health constraints compatible with economic growth and sustainable development</text:span><text:span text:style-name="T2"/></text:p>
        </text:list-item>
        <text:list-item>
          <text:p text:style-name="P4" loext:marker-style-name="T2"><text:span text:style-name="T2">Skilled in a variety of modeling and drafting software, including AutoCAD and ALGOR</text:span><text:span text:style-name="T2"/></text:p>
        </text:list-item>
        <text:list-item>
          <text:p text:style-name="P4" loext:marker-style-name="T2"><text:span text:style-name="T2">Efficient at utilizing project management and teamwork skills to promote overarching goals</text:span><text:span text:style-name="T2"/></text:p>
        </text:list-item>
      </text:list>
      <text:p text:style-name="P2" loext:marker-style-name="T2"/>
      <text:p text:style-name="P3" loext:marker-style-name="T3"><text:span text:style-name="T3">EDUCATION</text:span><text:span text:style-name="T3"/></text:p>
      <text:p text:style-name="P5" loext:marker-style-name="T2"><text:span text:style-name="T3">University of Georgia</text:span><text:span text:style-name="T2"><text:tab/>Athens, GA</text:span></text:p>
      <text:p text:style-name="P5" loext:marker-style-name="T2"><text:span text:style-name="T4">Bachelor of Science, Environmental Engineering</text:span><text:span text:style-name="T2"><text:tab/>May 2024</text:span></text:p>
      <text:p text:style-name="P5" loext:marker-style-name="T2"><text:span text:style-name="T2">Engineer in Training (E.I.T.), State of Georgia, 2022<text:tab/>Cumulative GPA: 3.75/4.00</text:span><text:span text:style-name="T2"/></text:p>
      <text:p text:style-name="P1" loext:marker-style-name="T2"><text:span text:style-name="T2">Passed Fundamentals of Engineering Exam, 2022</text:span><text:span text:style-name="T2"/></text:p>
      <text:p text:style-name="P2" loext:marker-style-name="T2"/>
      <text:p text:style-name="P3" loext:marker-style-name="T5"><text:span text:style-name="T5">RELEVANT COURSEWORK</text:span><text:span text:style-name="T5"/></text:p>
      <text:p text:style-name="P1" loext:marker-style-name="T2"><text:span text:style-name="T2">Engineering Hydrology and Hydraulics | Sustainable Building Design | Energy and Environmental Policy Analysis | GIS for Urban Engineering, Planning, and Development | Environmental Justice: Evidence and Impact</text:span><text:span text:style-name="T2"/></text:p>
      <text:p text:style-name="P2" loext:marker-style-name="T2"/>
      <text:p text:style-name="P3" loext:marker-style-name="T3"><text:span text:style-name="T3">SKILLS</text:span><text:span text:style-name="T3"/></text:p>
      <text:p text:style-name="P1" loext:marker-style-name="T2"><text:span text:style-name="T3">Technical</text:span><text:span text:style-name="T2">: AutoCAD, AutoCAD LT, Inventor, SAP2000, ArcGIS, Solidworks </text:span></text:p>
      <text:p text:style-name="P1" loext:marker-style-name="T6"><text:span text:style-name="T3">Professional</text:span><text:span text:style-name="T2">:</text:span><text:span text:style-name="T3"> </text:span><text:span text:style-name="T6">Project management methodologies, Technical writing, Oral/Visual Presenatation, Laboratory Procedures</text:span></text:p>
      <text:p text:style-name="P2" loext:marker-style-name="T2"/>
      <text:p text:style-name="P3" loext:marker-style-name="T3"><text:span text:style-name="T3">RELEVANT PROJECT EXPERIENCE</text:span><text:span text:style-name="T3"/></text:p>
      <text:p text:style-name="P5" loext:marker-style-name="T2"><text:span text:style-name="T3">Group Project</text:span><text:span text:style-name="T6">, </text:span><text:span text:style-name="T7">Environmental Engineering Design Methodology</text:span><text:span text:style-name="T2"><text:tab/>January 2023 – March 2023</text:span></text:p>
      <text:list text:style-name="WWNum2">
        <text:list-item>
          <text:p text:style-name="P6" loext:marker-style-name="T2"><text:span text:style-name="T2">Develop 3-5 bullet points using the following formula: 1 bullet point = task + skill + quantity + result/purpose</text:span><text:span text:style-name="T2"/></text:p>
        </text:list-item>
        <text:list-item>
          <text:p text:style-name="P6" loext:marker-style-name="T2"><text:span text:style-name="T2">Ex. Joined a 5-person team to analyze existing ecosystems and conduct environmental tests using ArcGIS for presentation to organizational leadership to inform future building plans</text:span><text:span text:style-name="T2"/></text:p>
        </text:list-item>
      </text:list>
      <text:p text:style-name="P2" loext:marker-style-name="T2"/>
      <text:p text:style-name="P3" loext:marker-style-name="T3"><text:span text:style-name="T3">RELEVANT WORK EXPERIENCE</text:span><text:span text:style-name="T3"/></text:p>
      <text:p text:style-name="P5" loext:marker-style-name="T2"><text:span text:style-name="T3">ABC Pollution Control</text:span><text:span text:style-name="T2"><text:tab/>Miami, FL</text:span></text:p>
      <text:p text:style-name="P5" loext:marker-style-name="T2"><text:span text:style-name="T8">Environmental Engineering Intern</text:span><text:span text:style-name="T2"><text:tab/>June 2022 – August 2022</text:span></text:p>
      <text:list text:continue-numbering="true" text:style-name="WWNum2">
        <text:list-item>
          <text:p text:style-name="P6" loext:marker-style-name="T2"><text:span text:style-name="T2">Develop 3-5 bullet points using the following formula: 1 bullet point = task + skill + quantity + result/purpose</text:span><text:span text:style-name="T2"/></text:p>
        </text:list-item>
        <text:list-item>
          <text:p text:style-name="P6" loext:marker-style-name="T2"><text:span text:style-name="T2">Make sure that your most recent experience is at the top of each section, working backwards from there</text:span><text:span text:style-name="T2"/></text:p>
        </text:list-item>
      </text:list>
      <text:p text:style-name="P5" loext:marker-style-name="T2"><text:span text:style-name="T3">Golob &amp; Legion Engineers</text:span><text:span text:style-name="T2"><text:tab/>Athens, GA</text:span></text:p>
      <text:p text:style-name="P5" loext:marker-style-name="T2"><text:span text:style-name="T8">Intern</text:span><text:span text:style-name="T2"><text:tab/>May 2021 – August 2021</text:span></text:p>
      <text:list text:style-name="WWNum4">
        <text:list-item>
          <text:p text:style-name="P7" loext:marker-style-name="T2"><text:span text:style-name="T2">Start each bullet point with an action verb, and make sure they are present tense for present experiences, and past tense for past experiences </text:span><text:span text:style-name="T2"/></text:p>
        </text:list-item>
      </text:list>
      <text:p text:style-name="P2" loext:marker-style-name="T2"/>
      <text:p text:style-name="P3" loext:marker-style-name="T3"><text:span text:style-name="T3">INVOLVEMENT EXPERIENCE</text:span><text:span text:style-name="T3"/></text:p>
      <text:p text:style-name="P8" loext:marker-style-name="T2"><text:span text:style-name="T3">The National Association of Environmental Professionals</text:span><text:span text:style-name="T2"> | Athens, GA<text:tab/>January 2022 – Present</text:span></text:p>
      <text:list text:style-name="WWNum6">
        <text:list-item>
          <text:p text:style-name="P9" loext:marker-style-name="T2"><text:span text:style-name="T2">Try to focus on how each involvement experience will make you a better engineer, and talk about what you did, not what the organization is about</text:span><text:span text:style-name="T2"/></text:p>
        </text:list-item>
      </text:list>
      <text:p text:style-name="P8" loext:marker-style-name="T2"><text:span text:style-name="T3">The Society of Environmental Engineers, UGA</text:span><text:span text:style-name="T2"> | Athens, GA<text:tab/>August 2021 – Present</text:span></text:p>
      <text:list text:style-name="WWNum5">
        <text:list-item>
          <text:p text:style-name="P10" loext:marker-style-name="T2"><text:span text:style-name="T2">Attend weekly meetings to focus on strengthening skill sets and developing as a professional</text:span><text:span text:style-name="T2"/></text:p>
        </text:list-item>
      </text:list>
      <text:p text:style-name="P5" loext:marker-style-name="T2"><text:span text:style-name="T3">UGA Tennis Team,</text:span><text:span text:style-name="T9"> Co-Captain</text:span><text:span text:style-name="T3"> </text:span><text:span text:style-name="T2">| Athens, GA<text:tab/>August 2020 – May 2023</text:span></text:p>
      <text:list text:continue-numbering="true" text:style-name="WWNum5">
        <text:list-item>
          <text:p text:style-name="P10" loext:marker-style-name="T2"><text:span text:style-name="T2">Provided leadership for 8 younger athletes related to team motivation, encouragement, and success</text:span><text:span text:style-name="T2"/></text:p>
        </text:list-item>
        <text:list-item>
          <text:p text:style-name="P10" loext:marker-style-name="T2"><text:span text:style-name="T2">Maintain 10 hours of training per week in addition to full course load and travel for weekend events</text:span><text:span text:style-name="T2"/></text:p>
        </text:list-item>
      </text:list>
      <text:p text:style-name="P5" loext:marker-style-name="T2"><text:span text:style-name="T3">Sigma Pi Kappa, UGA</text:span><text:span text:style-name="T2"> | Athens, GA<text:tab/>December 2021 – December 202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138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138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138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138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138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138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138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138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13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ume</dc:title>
    <meta:initial-creator>UGA Career Center</meta:initial-creator>
    <dc:creator>Darin Parker</dc:creator>
    <meta:editing-cycles>5</meta:editing-cycles>
    <meta:print-date>2016-07-07T14:33:00</meta:print-date>
    <meta:creation-date>2024-12-12T15:54:00</meta:creation-date>
    <dc:date>2025-10-31T13:14:00</dc:date>
    <meta:editing-duration>PT4M</meta:editing-duration>
    <meta:generator>LibreOffice/25.2.3.2$Linux_X86_64 LibreOffice_project/520$Build-2</meta:generator>
    <meta:document-statistic meta:table-count="0" meta:image-count="0" meta:object-count="0" meta:page-count="1" meta:paragraph-count="37" meta:word-count="410" meta:character-count="2780" meta:non-whitespace-character-count="2410"/>
    <meta:user-defined meta:name="AppVersion">16.0000</meta:user-defined>
    <meta:user-defined meta:name="ContentTypeId">0x0101003C7E18303F841E4396D5FD068880D5D3</meta:user-defined>
    <meta:template xlink:type="simple" xlink:actuate="onRequest" xlink:title="Normal.dotm" xlink:href=""/>
  </office:meta>
</office:document-meta>
</file>